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9.5pt" style:use-optimal-row-height="true" fo:break-before="auto"/>
    </style:style>
    <style:style style:name="ro11" style:family="table-row">
      <style:table-row-properties style:row-height="28.3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Idiomorphic olivin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Longitudinal sections are idiomorphic (large crystals) and the matrix is allotriomorphic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To opaque minerals, corrosion on the edges of the crystal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3rd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4" table:style-name="ce6">
            <text:p>4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Matrix 25%</text:p>
          </table:table-cell>
          <table:table-cell office:value-type="string" table:style-name="ce5">
            <text:p>Plagioclase 25%</text:p>
          </table:table-cell>
          <table:table-cell office:value-type="string" table:style-name="ce8">
            <text:p>Pyroxene 5%</text:p>
          </table:table-cell>
          <table:table-cell office:value-type="string" table:style-name="ce8">
            <text:p>Opaque 5%</text:p>
          </table:table-cell>
          <table:table-cell table:number-columns-repeated="3" table:style-name="ce8"/>
          <table:table-cell table:number-columns-repeated="16376"/>
        </table:table-row>
        <table:table-row table:style-name="ro2">
          <table:table-cell table:style-name="ce8"/>
          <table:table-cell table:style-name="ce5"/>
          <table:table-cell table:number-columns-repeated="6" table:style-name="ce8"/>
          <table:table-cell table:number-columns-repeated="16376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5">
            <text:p>Olivin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10">
            <text:p>Mg<text:span text:style-name="T2">2</text:span>SiO<text:span text:style-name="T2">4<text:s/></text:span><text:span text:style-name="T3">-</text:span><text:span text:style-name="T2"><text:s/></text:span><text:span text:style-name="T3">(Fe</text:span><text:span text:style-name="T4">2+</text:span><text:span text:style-name="T3">)</text:span><text:span text:style-name="T2">2</text:span><text:span text:style-name="T3">SiO</text:span><text:span text:style-name="T2">4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Idiomorphic in volcanic rocks, equidimensional and tabular habit, with square sections (triangle morphology)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1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Normally indistinguish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tion</text:p>
          </table:table-cell>
          <table:table-cell office:value-type="string" table:style-name="ce5">
            <text:p>To serpentine, chlorite or iddingsite (mixture of oxides and iron hydroxides), which progress through edges of crystals and fractur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beggining of 3rd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 (only observable in longitudinal sections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Rarel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Rarely appreciab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 and negative depending on the composition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10:55Z</dc:date>
    <meta:editing-cycles>9</meta:editing-cycles>
    <meta:editing-duration>PT4012S</meta:editing-duration>
  </office:meta>
</office:document-meta>
</file>